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109aa5"/>
    </style:style>
    <style:style style:name="P7" style:family="paragraph" style:parent-style-name="Standard">
      <style:paragraph-properties fo:text-align="start" style:justify-single-word="false"/>
      <style:text-properties officeooo:paragraph-rsid="00109aa5"/>
    </style:style>
    <style:style style:name="P8" style:family="paragraph" style:parent-style-name="Standard" style:list-style-name="L1">
      <style:text-properties officeooo:paragraph-rsid="00109aa5"/>
    </style:style>
    <style:style style:name="P9" style:family="paragraph" style:parent-style-name="Standard" style:list-style-name="L2">
      <style:text-properties style:text-line-through-style="none" style:text-line-through-type="none" officeooo:paragraph-rsid="00109aa5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1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1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officeooo:rsid="0021c75a" officeooo:paragraph-rsid="0021c75a" style:font-size-asian="12pt" style:font-size-complex="12pt"/>
    </style:style>
    <style:style style:name="P15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2">
      <style:text-properties style:text-line-through-style="none" style:text-line-through-type="none" style:font-name="DejaVu Sans Condensed" fo:font-size="12pt" officeooo:rsid="00148c7a" officeooo:paragraph-rsid="002451a8" style:font-size-asian="12pt" style:font-size-complex="12pt"/>
    </style:style>
    <style:style style:name="P20" style:family="paragraph" style:parent-style-name="Standard" style:list-style-name="L1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10">
      <style:text-properties style:text-line-through-style="none" style:text-line-through-type="none" style:font-name="DejaVu Sans Condensed" fo:font-size="12pt" officeooo:rsid="002451a8" officeooo:paragraph-rsid="002451a8" style:font-size-asian="12pt" style:font-size-complex="12pt"/>
    </style:style>
    <style:style style:name="P22" style:family="paragraph" style:parent-style-name="Standard" style:list-style-name="L12">
      <style:text-properties style:text-line-through-style="none" style:text-line-through-type="none" style:font-name="DejaVu Sans Condensed" fo:font-size="12pt" officeooo:rsid="002451a8" officeooo:paragraph-rsid="002451a8" style:font-size-asian="12pt" style:font-size-complex="12pt"/>
    </style:style>
    <style:style style:name="P23" style:family="paragraph" style:parent-style-name="Standard" style:list-style-name="L12">
      <style:text-properties style:text-line-through-style="none" style:text-line-through-type="none" style:font-name="DejaVu Sans Condensed" fo:font-size="12pt" officeooo:rsid="001fcda3" officeooo:paragraph-rsid="002451a8" style:font-size-asian="12pt" style:font-size-complex="12pt"/>
    </style:style>
    <style:style style:name="P24" style:family="paragraph" style:parent-style-name="Standard" style:list-style-name="L14">
      <style:text-properties style:text-line-through-style="none" style:text-line-through-type="none" officeooo:paragraph-rsid="00109aa5"/>
    </style:style>
    <style:style style:name="P25" style:family="paragraph" style:parent-style-name="Standard" style:list-style-name="L4">
      <style:text-properties officeooo:paragraph-rsid="0023f768"/>
    </style:style>
    <style:style style:name="P26" style:family="paragraph" style:parent-style-name="Standard" style:list-style-name="L10">
      <style:text-properties officeooo:paragraph-rsid="0023f768"/>
    </style:style>
    <style:style style:name="P27" style:family="paragraph" style:parent-style-name="Standard" style:list-style-name="L10">
      <style:text-properties officeooo:rsid="0023f768" officeooo:paragraph-rsid="0023f768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fcda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officeooo:rsid="001e18cf" style:font-size-asian="12pt" style:font-size-complex="12pt"/>
    </style:style>
    <style:style style:name="T15" style:family="text">
      <style:text-properties style:font-name="DejaVu Sans Condensed" fo:font-size="12pt" officeooo:rsid="00148c7a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7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8" style:family="text">
      <style:text-properties style:text-line-through-style="none" style:text-line-through-type="none" style:font-name="DejaVu Sans Condensed" fo:font-size="12pt" officeooo:rsid="0021c75a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1fcda3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officeooo:rsid="0023f768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2451a8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24adf6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2c2550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27f395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2e8c34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2c2550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2e9829" style:font-size-asian="12pt" style:font-weight-asian="bold" style:font-size-complex="12pt" style:font-weight-complex="bold"/>
    </style:style>
    <style:style style:name="T31" style:family="text">
      <style:text-properties officeooo:rsid="0023f768"/>
    </style:style>
    <style:style style:name="T32" style:family="text">
      <style:text-properties officeooo:rsid="002451a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7"><text:span text:style-name="T24">1</text:span><text:span text:style-name="T25">06</text:span><text:span text:style-name="T26"> - </text:span><text:span text:style-name="T24">Controls - </text:span><text:span text:style-name="T29">Gunner</text:span><text:span text:style-name="T30"> - </text:span><text:span text:style-name="T27">Throttle </text:span><text:span text:style-name="T28">Grip</text:span></text:p>
      <text:p text:style-name="P5">U=Up, D=Down, F=Forward, B=Backward, L=Left, R=Right, P=Press, S-*=Shift-<text:span text:style-name="T8">*</text:span>, L-*=Long-<text:span text:style-name="T8">*</text:span></text:p>
      <text:p text:style-name="P5"/>
      <text:p text:style-name="P6"><text:span text:style-name="T10">Top</text:span><text:span text:style-name="T11"> </text:span><text:span text:style-name="T12">H</text:span><text:span text:style-name="T11">at -- </text:span><text:span text:style-name="T13">UV-26 Countermeasures</text:span></text:p>
      <text:list xml:id="list2707379134" text:style-name="L1">
        <text:list-item>
          <text:p text:style-name="P8"><text:span text:style-name="T17">F/</text:span><text:span text:style-name="T18">B</text:span><text:span text:style-name="T17">: </text:span><text:span text:style-name="T23">L</text:span><text:span text:style-name="T18">aunch countermeasures</text:span></text:p>
        </text:list-item>
      </text:list>
      <text:p text:style-name="P1"><text:span text:style-name="T1">Top</text:span> <text:span text:style-name="T9">H</text:span>at <text:span text:style-name="T9">Ri</text:span>ng</text:p>
      <text:list xml:id="list2203662715" text:style-name="L2">
        <text:list-item>
          <text:p text:style-name="P9"><text:span text:style-name="T14">F/B</text:span><text:span text:style-name="T15">: --</text:span></text:p>
        </text:list-item>
      </text:list>
      <text:p text:style-name="P1"><text:span text:style-name="T1">Middle </text:span><text:span text:style-name="T9">H</text:span><text:span text:style-name="T1">at</text:span> -- Comm<text:span text:style-name="T2">unications</text:span></text:p>
      <text:list xml:id="list1296831421" text:style-name="L3">
        <text:list-item>
          <text:p text:style-name="P10">U: (SRS radio 1 PTT)</text:p>
        </text:list-item>
        <text:list-item>
          <text:p text:style-name="P10">D: (SRS radio 2 PTT)</text:p>
        </text:list-item>
        <text:list-item>
          <text:p text:style-name="P14">F: (SRS radio 3 PTT)</text:p>
        </text:list-item>
      </text:list>
      <text:p text:style-name="P6"><text:span text:style-name="T10">B</text:span><text:span text:style-name="T11">ottom </text:span><text:span text:style-name="T12">H</text:span><text:span text:style-name="T11">at -- </text:span><text:span text:style-name="T13">Autopilot controls</text:span></text:p>
      <text:list xml:id="list1539230979" text:style-name="L4">
        <text:list-item>
          <text:p text:style-name="P25"><text:span text:style-name="T19">U/</text:span><text:span text:style-name="T23">D/L/R</text:span><text:span text:style-name="T19">: </text:span><text:span text:style-name="T20">-- </text:span><text:span text:style-name="T23">(no autopilot controls in front seat)</text:span></text:p>
        </text:list-item>
      </text:list>
      <text:p text:style-name="P2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xml:id="list1958461788" text:style-name="L5">
        <text:list-item>
          <text:p text:style-name="P15">P: --</text:p>
        </text:list-item>
      </text:list>
      <text:p text:style-name="P4"><text:span text:style-name="T4">R</text:span><text:span text:style-name="T5">ear </text:span><text:span text:style-name="T6">T</text:span><text:span text:style-name="T5">humb </text:span><text:span text:style-name="T6">B</text:span><text:span text:style-name="T5">utton</text:span></text:p>
      <text:list xml:id="list236853106" text:style-name="L6">
        <text:list-item>
          <text:p text:style-name="P11">P: --</text:p>
        </text:list-item>
      </text:list>
      <text:p text:style-name="P2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xml:id="list1724133798" text:style-name="L7">
        <text:list-item>
          <text:p text:style-name="P16">P: --</text:p>
        </text:list-item>
      </text:list>
      <text:p text:style-name="P2"><text:span text:style-name="T1">M</text:span><text:span text:style-name="T7">inistick</text:span></text:p>
      <text:list xml:id="list1362033289" text:style-name="L8">
        <text:list-item>
          <text:p text:style-name="P12">Axes: --</text:p>
        </text:list-item>
      </text:list>
      <text:list xml:id="list1986100475" text:style-name="L9">
        <text:list-item>
          <text:p text:style-name="P17">P: --</text:p>
        </text:list-item>
      </text:list>
      <text:p text:style-name="P6"><text:span text:style-name="T10">Middle </text:span><text:span text:style-name="T12">F</text:span><text:span text:style-name="T10">inger </text:span><text:span text:style-name="T12">H</text:span><text:span text:style-name="T10">at</text:span></text:p>
      <text:list xml:id="list2221798015" text:style-name="L10">
        <text:list-item>
          <text:p text:style-name="P26"><text:span text:style-name="T20">L/R: Select </text:span><text:span text:style-name="T23">Station </text:span><text:span text:style-name="T22">Prev</text:span><text:span text:style-name="T20">/</text:span><text:span text:style-name="T22">Next </text:span><text:span text:style-name="T23">(for Shturm ATGM)</text:span></text:p>
        </text:list-item>
        <text:list-item>
          <text:p text:style-name="P27"><text:span text:style-name="T21">P</text:span><text:span text:style-name="T16">: Radiation Reset</text:span></text:p>
        </text:list-item>
        <text:list-item>
          <text:p text:style-name="P21">U: OBSERVE switch</text:p>
        </text:list-item>
        <text:list-item>
          <text:p text:style-name="P21">D: DIAFR OPEN switch (enables off-boresight/out-of-params launch)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xml:id="list157627217" text:style-name="L11">
        <text:list-item>
          <text:p text:style-name="P18">U/D: --</text:p>
        </text:list-item>
      </text:list>
      <text:p text:style-name="P2"><text:span text:style-name="T1">P</text:span><text:span text:style-name="T7">inky </text:span><text:span text:style-name="T9">S</text:span><text:span text:style-name="T1">witch</text:span></text:p>
      <text:list xml:id="list4266171079" text:style-name="L12">
        <text:list-item>
          <text:p text:style-name="P19">P: <text:span text:style-name="T31">Go to Shturm sight</text:span></text:p>
        </text:list-item>
        <text:list-item>
          <text:p text:style-name="P22">S-P: <text:span text:style-name="T31">Steering arrow toggle</text:span></text:p>
        </text:list-item>
        <text:list-item>
          <text:p text:style-name="P23">U/D: <text:span text:style-name="T32">Shturm sight z</text:span><text:span text:style-name="T31">oom toggle (Enlargement x3/x10)</text:span></text:p>
        </text:list-item>
      </text:list>
      <text:p text:style-name="P3"><text:span text:style-name="T4">P</text:span><text:span text:style-name="T3">inky </text:span><text:span text:style-name="T6">B</text:span><text:span text:style-name="T3">utton</text:span></text:p>
      <text:list xml:id="list4029917547" text:style-name="L13">
        <text:list-item>
          <text:p text:style-name="P13">P: --</text:p>
        </text:list-item>
      </text:list>
      <text:p text:style-name="P1">Pinky <text:span text:style-name="T9">W</text:span>heel</text:p>
      <text:list xml:id="list592477287" text:style-name="L14">
        <text:list-item>
          <text:p text:style-name="P24"><text:span text:style-name="T14">F/B</text:span><text:span text:style-name="T15">: --</text:span></text:p>
        </text:list-item>
        <text:list-item>
          <text:p text:style-name="P20">P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01T20:25:24.297000000</dc:date>
    <meta:editing-duration>PT3H47M48S</meta:editing-duration>
    <meta:editing-cycles>2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7" meta:word-count="160" meta:character-count="823" meta:non-whitespace-character-count="722"/>
  </office:meta>
</office:document-meta>
</file>